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03db7" officeooo:paragraph-rsid="00003db7"/>
    </style:style>
    <style:style style:name="P2" style:family="paragraph" style:parent-style-name="Standard">
      <style:text-properties officeooo:rsid="0000b894" officeooo:paragraph-rsid="0000b894"/>
    </style:style>
    <style:style style:name="P3" style:family="paragraph" style:parent-style-name="Standard">
      <style:text-properties officeooo:rsid="00011f61" officeooo:paragraph-rsid="00011f61"/>
    </style:style>
    <style:style style:name="P4" style:family="paragraph" style:parent-style-name="Standard">
      <style:text-properties fo:font-weight="bold" officeooo:rsid="00011f61" officeooo:paragraph-rsid="00011f61" style:font-weight-asian="bold" style:font-weight-complex="bold"/>
    </style:style>
    <style:style style:name="P5" style:family="paragraph" style:parent-style-name="Standard" style:list-style-name="L1">
      <style:text-properties officeooo:paragraph-rsid="0000b894"/>
    </style:style>
    <style:style style:name="P6" style:family="paragraph" style:parent-style-name="Standard" style:list-style-name="L1">
      <style:text-properties officeooo:paragraph-rsid="000238fc"/>
    </style:style>
    <style:style style:name="P7" style:family="paragraph" style:parent-style-name="Standard" style:list-style-name="L1">
      <style:text-properties officeooo:paragraph-rsid="00011f61"/>
    </style:style>
    <style:style style:name="P8" style:family="paragraph" style:parent-style-name="Standard" style:list-style-name="L1">
      <style:text-properties officeooo:rsid="0000b894" officeooo:paragraph-rsid="0000b894"/>
    </style:style>
    <style:style style:name="P9" style:family="paragraph" style:parent-style-name="Standard" style:list-style-name="L1">
      <style:text-properties officeooo:rsid="00011f61" officeooo:paragraph-rsid="00011f61"/>
    </style:style>
    <style:style style:name="P10" style:family="paragraph" style:parent-style-name="Standard">
      <style:text-properties fo:font-style="italic" officeooo:rsid="000238fc" officeooo:paragraph-rsid="00011f61" style:font-style-asian="italic" style:font-style-complex="italic"/>
    </style:style>
    <style:style style:name="P11" style:family="paragraph" style:parent-style-name="Standard" style:list-style-name="L1">
      <style:text-properties officeooo:rsid="000238fc" officeooo:paragraph-rsid="000238fc"/>
    </style:style>
    <style:style style:name="P12" style:family="paragraph" style:parent-style-name="Standard" style:list-style-name="L1">
      <style:text-properties fo:font-style="normal" officeooo:rsid="000238fc" officeooo:paragraph-rsid="000238fc" style:font-style-asian="normal" style:font-style-complex="normal"/>
    </style:style>
    <style:style style:name="T1" style:family="text">
      <style:text-properties officeooo:rsid="0000b894"/>
    </style:style>
    <style:style style:name="T2" style:family="text">
      <style:text-properties officeooo:rsid="00011f6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38fc" style:font-style-asian="italic" style:font-style-complex="italic"/>
    </style:style>
    <style:style style:name="T5" style:family="text">
      <style:text-properties fo:font-style="italic" officeooo:rsid="00011f61" style:font-style-asian="italic" style:font-style-complex="italic"/>
    </style:style>
    <style:style style:name="T6" style:family="text">
      <style:text-properties fo:font-style="italic" officeooo:rsid="0003e6e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238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50054896" text:style-name="L1">
        <text:list-item>
          <text:p text:style-name="P5"><text:span text:style-name="T1">Losts of tutorials</text:span></text:p>
          <text:list>
            <text:list-item>
              <text:p text:style-name="P5"><text:a xlink:type="simple" xlink:href="https://www.iliketomakestuff.com/raspberry-pi-arcade-part-1/" text:style-name="Internet_20_link" text:visited-style-name="Visited_20_Internet_20_Link">https://www.iliketomakestuff.com/raspberry-pi-arcade-part-1/</text:a></text:p>
            </text:list-item>
            <text:list-item>
              <text:p text:style-name="P5"><text:a xlink:type="simple" xlink:href="https://makezine.com/projects/raspberry-pi-home-arcade/" text:style-name="Internet_20_link" text:visited-style-name="Visited_20_Internet_20_Link">https://makezine.com/projects/raspberry-pi-home-arcade/</text:a></text:p>
            </text:list-item>
            <text:list-item>
              <text:p text:style-name="P5"><text:a xlink:type="simple" xlink:href="https://www.makeuseof.com/tag/7-fantastic-retropie-game-stations-can-build-weekend/" text:style-name="Internet_20_link" text:visited-style-name="Visited_20_Internet_20_Link">https://www.makeuseof.com/tag/7-fantastic-retropie-game-stations-can-build-weekend/</text:a></text:p>
            </text:list-item>
            <text:list-item>
              <text:p text:style-name="P5"><text:a xlink:type="simple" xlink:href="https://www.element14.com/community/docs/DOC-80946/l/pik3a-the-raspberry-pi-3-ikea-retro-gaming-table" text:style-name="Internet_20_link" text:visited-style-name="Visited_20_Internet_20_Link">https://www.element14.com/community/docs/DOC-80946/l/pik3a-the-raspberry-pi-3-ikea-retro-gaming-table</text:a> <text:span text:style-name="T10">(</text:span><text:span text:style-name="T4">Needs free account to view. Created one and can share details if needed)</text:span></text:p>
            </text:list-item>
          </text:list>
          <text:p text:style-name="P5"/>
        </text:list-item>
        <text:list-item>
          <text:p text:style-name="P6"><text:span text:style-name="T1">Should be able to use £25 kit – </text:span><text:a xlink:type="simple" xlink:href="https://www.amazon.co.uk/EG-Encoder-Joystick" text:style-name="Internet_20_link" text:visited-style-name="Visited_20_Internet_20_Link"><text:span text:style-name="T1">https://www.amazon.co.uk/EG-Encoder-Joystick</text:span></text:a></text:p>
          <text:list>
            <text:list-item>
              <text:p text:style-name="P6"><text:a xlink:type="simple" xlink:href="https://www.amazon.co.uk/EG-Encoder-Joystick-Illuminated-Raspberry/dp/B075DFNK24?SubscriptionId=AKIAILSHYYTFIVPWUY6Q&amp;tag=duc08-21&amp;linkCode=xm2&amp;camp=2025&amp;creative=165953&amp;creativeASIN=B075DFNK24" text:style-name="Internet_20_link" text:visited-style-name="Visited_20_Internet_20_Link"><text:span text:style-name="T1">Illuminated-Raspberry/dp/B075DFNK24?SubscriptionId=AKIAILSHYYTFIVPWUY6Q&amp;tag=duc08-21&amp;linkCode=xm2&amp;camp=2025&amp;creative=165953&amp;creativeASIN=B075DFNK24</text:span></text:a><text:span text:style-name="T1">, </text:span></text:p>
            </text:list-item>
            <text:list-item>
              <text:p text:style-name="P7"><text:a xlink:type="simple" xlink:href="https://www.amazon.co.uk/Quimat-Raspberry-RetroPie-Joystick-Buttons/dp/B06XDG6PC1?psc=1&amp;SubscriptionId=AKIAILSHYYTFIVPWUY6Q&amp;tag=duc08-21&amp;linkCode=xm2&amp;camp=2025&amp;creative=165953&amp;creativeASIN=B06XDG6PC1" text:style-name="Internet_20_link" text:visited-style-name="Visited_20_Internet_20_Link">https://www.amazon.co.uk/Quimat-Raspberry-RetroPie-Joystick-Buttons/dp/B06XDG6PC1?psc=1&amp;SubscriptionId=AKIAILSHYYTFIVPWUY6Q&amp;tag=duc08-21&amp;linkCode=xm2&amp;camp=2025&amp;creative=165953&amp;creativeASIN=B06XDG6PC1</text:a> </text:p>
            </text:list-item>
            <text:list-item>
              <text:p text:style-name="P9">Similar or more expensive prices on Adafruit, modmypie etc</text:p>
            </text:list-item>
            <text:list-item>
              <text:p text:style-name="P9">Could check engineering stores for buttons?</text:p>
            </text:list-item>
          </text:list>
        </text:list-item>
        <text:list-item>
          <text:p text:style-name="P9">If willing to wait on shipping can get cheaper:</text:p>
          <text:list>
            <text:list-item>
              <text:p text:style-name="P7"><text:a xlink:type="simple" xlink:href="https://www.ebay.com/itm/Zero-Delay-Raspberry-Pi-Arcade-Game-DIY-Parts-Encoder-Joystick-Push-Buttons/261560982686?epid=716211722&amp;hash=item3ce63fdc9e:g:abwAAOSwGvhT6tkH:rk:3:pf:0" text:style-name="Internet_20_link" text:visited-style-name="Visited_20_Internet_20_Link">https://www.ebay.com/itm/Zero-Delay-Raspberry-Pi-Arcade-Game-DIY-Parts-Encoder-Joystick-Push-Buttons/261560982686?epid=716211722&amp;hash=item3ce63fdc9e:g:abwAAOSwGvhT6tkH:rk:3:pf:0</text:a></text:p>
            </text:list-item>
            <text:list-item>
              <text:p text:style-name="P7"><text:a xlink:type="simple" xlink:href="https://www.ebay.com/itm/New-Raspberry-Pi-3-Arcade-Game-Retro-Console-Joystick-For-Computer-w-Games-Red/273496861884?hash=item3fadaeecbc:g:2HUAAOSwJtVbuWwt:rk:2:pf:0" text:style-name="Internet_20_link" text:visited-style-name="Visited_20_Internet_20_Link">https://www.ebay.com/itm/New-Raspberry-Pi-3-Arcade-Game-Retro-Console-Joystick-For-Computer-w-Games-Red/273496861884?hash=item3fadaeecbc:g:2HUAAOSwJtVbuWwt:rk:2:pf:0</text:a></text:p>
            </text:list-item>
            <text:list-item>
              <text:p text:style-name="P6"><text:a xlink:type="simple" xlink:href="https://www.ebay.com/itm/Arcade-Control-Joystick-Buttons-Kit-For-Mame-Raspberry-Pi-Retropie-Project-DIY/132730478837?hash=item1ee75a60f5:m:mmr-G9cd0YBvbE0ZlT4Kuyw:rk:6:pf:0" text:style-name="Internet_20_link" text:visited-style-name="Visited_20_Internet_20_Link">https://www.ebay.com/itm/Arcade-Control-Joystick-Buttons-Kit-For-Mame-Raspberry-Pi-Retropie-Project-DIY/132730478837?hash=item1ee75a60f5:m:mmr-G9cd0YBvbE0ZlT4Kuyw:rk:6:pf:0</text:a></text:p>
            </text:list-item>
          </text:list>
          <text:p text:style-name="P6"><text:span text:style-name="T2">(</text:span><text:span text:style-name="T5">Not sure on reliabilty </text:span><text:span text:style-name="T4">of ebay ones</text:span><text:span text:style-name="T5"> though)</text:span></text:p>
        </text:list-item>
      </text:list>
      <text:p text:style-name="P10"/>
      <text:list xml:id="list144519905871730" text:continue-numbering="true" text:style-name="L1">
        <text:list-item>
          <text:p text:style-name="P9"><text:a xlink:type="simple" xlink:href="https://www.element14.com/community/docs/DOC-80946/l/pik3a-the-raspberry-pi-3-ikea-retro-gaming-table" text:style-name="Internet_20_link" text:visited-style-name="Visited_20_Internet_20_Link"><text:span text:style-name="T4">https://www.element14.com/community/docs/DOC-80946/l/pik3a-the-raspberry-pi-3-ikea-retro-gaming-table</text:span></text:a></text:p>
          <text:list>
            <text:list-item>
              <text:p text:style-name="P11"><text:span text:style-name="T9">Uses ardunio mircocontroller</text:span><text:span text:style-name="T3"> (I’m familiar with it), ~£20</text:span></text:p>
            </text:list-item>
            <text:list-item>
              <text:p text:style-name="P12">Can get cheaper joystick as I-PAC not needed, however still cheaper with above kits</text:p>
            </text:list-item>
          </text:list>
        </text:list-item>
      </text:list>
      <text:p text:style-name="P3"/>
      <text:list xml:id="list144520543868816" text:continue-numbering="true" text:style-name="L1">
        <text:list-item>
          <text:p text:style-name="P8">Need to ask what size of screen they’d like? To much variety to esitmate cost. Any HDMI screen is ideal</text:p>
        </text:list-item>
      </text:list>
      <text:p text:style-name="P2"/>
      <text:list xml:id="list144521332301716" text:continue-numbering="true" text:style-name="L1">
        <text:list-item>
          <text:p text:style-name="P8">Potenial for power supply battery?</text:p>
          <text:list>
            <text:list-item>
              <text:p text:style-name="P9">Could run off 12V batter with 5v transformer, like car battery (<text:span text:style-name="T3">I have done this once befor</text:span><text:span text:style-name="T6">e</text:span><text:span text:style-name="T3"> for another project)</text:span></text:p>
            </text:list-item>
            <text:list-item>
              <text:p text:style-name="P9">Otherwise just use Mains power</text:p>
            </text:list-item>
          </text:list>
        </text:list-item>
      </text:list>
      <text:p text:style-name="P4"/>
      <text:p text:style-name="P4">Side Note: <text:a xlink:type="simple" xlink:href="http://arcade.academy/" text:style-name="Internet_20_link" text:visited-style-name="Visited_20_Internet_20_Link">http://arcade.academy/</text:a> <text:span text:style-name="T8">(</text:span><text:span text:style-name="T7">Potential library for making arcade game in python)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3db7" officeooo:paragraph-rsid="00003d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spberry Pi hardwa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49:28.161828344</meta:creation-date>
    <dc:date>2018-10-24T14:45:19.750025004</dc:date>
    <meta:editing-duration>PT43M27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5" meta:word-count="175" meta:character-count="2174" meta:non-whitespace-character-count="2042"/>
  </office:meta>
</office:document-meta>
</file>